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88847"/>
          <table:table-cell office:value-type="float" office:value="1.406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5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05"/>
          <table:table-cell office:value-type="float" office:value="2.787"/>
          <table:table-cell office:value-type="float" office:value="1.5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337.0"/>
          <table:table-cell office:value-type="float" office:value="27677.0"/>
          <table:table-cell office:value-type="float" office:value="149672.0"/>
          <table:table-cell office:value-type="float" office:value="516099.0"/>
          <table:table-cell office:value-type="float" office:value="196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43732"/>
          <table:table-cell office:value-type="float" office:value="0.94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0"/>
          <table:table-cell office:value-type="float" office:value="1597.0"/>
          <table:table-cell office:value-type="float" office:value="125006.0"/>
          <table:table-cell office:value-type="float" office:value="435319.0"/>
          <table:table-cell office:value-type="float" office:value="1740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85844"/>
          <table:table-cell office:value-type="float" office:value="1.591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5388"/>
          <table:table-cell office:value-type="float" office:value="3.268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5810.0"/>
          <table:table-cell office:value-type="float" office:value="27637.0"/>
          <table:table-cell office:value-type="float" office:value="149672.0"/>
          <table:table-cell office:value-type="float" office:value="516099.0"/>
          <table:table-cell office:value-type="float" office:value="195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804"/>
          <table:table-cell office:value-type="float" office:value="1.16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1493.0"/>
          <table:table-cell office:value-type="float" office:value="125006.0"/>
          <table:table-cell office:value-type="float" office:value="435319.0"/>
          <table:table-cell office:value-type="float" office:value="17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78229"/>
          <table:table-cell office:value-type="float" office:value="1.33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5653"/>
          <table:table-cell office:value-type="float" office:value="1.34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6513"/>
          <table:table-cell office:value-type="float" office:value="1.05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1156.0"/>
          <table:table-cell office:value-type="float" office:value="125006.0"/>
          <table:table-cell office:value-type="float" office:value="435317.0"/>
          <table:table-cell office:value-type="float" office:value="17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9635"/>
          <table:table-cell office:value-type="float" office:value="1.75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8999"/>
          <table:table-cell office:value-type="float" office:value="2.469"/>
          <table:table-cell office:value-type="float" office:value="1.1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4941"/>
          <table:table-cell office:value-type="float" office:value="1.767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82.0"/>
          <table:table-cell office:value-type="float" office:value="8709.0"/>
          <table:table-cell office:value-type="float" office:value="125006.0"/>
          <table:table-cell office:value-type="float" office:value="435327.0"/>
          <table:table-cell office:value-type="float" office:value="172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41545"/>
          <table:table-cell office:value-type="float" office:value="1.15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465"/>
          <table:table-cell office:value-type="float" office:value="1.608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6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1767"/>
          <table:table-cell office:value-type="float" office:value="1.409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2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33897"/>
          <table:table-cell office:value-type="float" office:value="0.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8795"/>
          <table:table-cell office:value-type="float" office:value="0.8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4085"/>
          <table:table-cell office:value-type="float" office:value="0.7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6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2216"/>
          <table:table-cell office:value-type="float" office:value="1.477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5603"/>
          <table:table-cell office:value-type="float" office:value="1.31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0061"/>
          <table:table-cell office:value-type="float" office:value="1.20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6.0"/>
          <table:table-cell office:value-type="float" office:value="2420.0"/>
          <table:table-cell office:value-type="float" office:value="116185.0"/>
          <table:table-cell office:value-type="float" office:value="408142.0"/>
          <table:table-cell office:value-type="float" office:value="170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8438"/>
          <table:table-cell office:value-type="float" office:value="1.441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9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624"/>
          <table:table-cell office:value-type="float" office:value="1.32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7469"/>
          <table:table-cell office:value-type="float" office:value="1.26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3568.0"/>
          <table:table-cell office:value-type="float" office:value="116185.0"/>
          <table:table-cell office:value-type="float" office:value="408152.0"/>
          <table:table-cell office:value-type="float" office:value="170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89871"/>
          <table:table-cell office:value-type="float" office:value="2.375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3528"/>
          <table:table-cell office:value-type="float" office:value="1.41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3957"/>
          <table:table-cell office:value-type="float" office:value="1.16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2743.0"/>
          <table:table-cell office:value-type="float" office:value="116185.0"/>
          <table:table-cell office:value-type="float" office:value="408161.0"/>
          <table:table-cell office:value-type="float" office:value="170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24737"/>
          <table:table-cell office:value-type="float" office:value="0.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6202"/>
          <table:table-cell office:value-type="float" office:value="0.7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0895"/>
          <table:table-cell office:value-type="float" office:value="0.7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2752"/>
          <table:table-cell office:value-type="float" office:value="0.868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0886"/>
          <table:table-cell office:value-type="float" office:value="1.142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3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1205"/>
          <table:table-cell office:value-type="float" office:value="0.4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42593.0"/>
          <table:table-cell office:value-type="float" office:value="151346.0"/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7144"/>
          <table:table-cell office:value-type="float" office:value="1.0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4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1836"/>
          <table:table-cell office:value-type="float" office:value="1.151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37.0"/>
          <table:table-cell office:value-type="float" office:value="7376.0"/>
          <table:table-cell office:value-type="float" office:value="69582.0"/>
          <table:table-cell office:value-type="float" office:value="232648.0"/>
          <table:table-cell office:value-type="float" office:value="1432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8766"/>
          <table:table-cell office:value-type="float" office:value="0.4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42593.0"/>
          <table:table-cell office:value-type="float" office:value="151346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7011"/>
          <table:table-cell office:value-type="float" office:value="0.94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6429"/>
          <table:table-cell office:value-type="float" office:value="0.66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9483"/>
          <table:table-cell office:value-type="float" office:value="0.4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42593.0"/>
          <table:table-cell office:value-type="float" office:value="151346.0"/>
          <table:table-cell office:value-type="float" office:value="124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386"/>
          <table:table-cell office:value-type="float" office:value="0.838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3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9022"/>
          <table:table-cell office:value-type="float" office:value="0.889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2.0"/>
          <table:table-cell office:value-type="float" office:value="4941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537"/>
          <table:table-cell office:value-type="float" office:value="0.4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42593.0"/>
          <table:table-cell office:value-type="float" office:value="151346.0"/>
          <table:table-cell office:value-type="float" office:value="1168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1099"/>
          <table:table-cell office:value-type="float" office:value="1.242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4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3322"/>
          <table:table-cell office:value-type="float" office:value="0.963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32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5465"/>
          <table:table-cell office:value-type="float" office:value="0.4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42593.0"/>
          <table:table-cell office:value-type="float" office:value="151346.0"/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71757"/>
          <table:table-cell office:value-type="float" office:value="2.2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91"/>
          <table:table-cell office:value-type="float" office:value="1.191"/>
          <table:table-cell office:value-type="float" office:value="0.08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6464"/>
          <table:table-cell office:value-type="float" office:value="1.17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8091.0"/>
          <table:table-cell office:value-type="float" office:value="120558.0"/>
          <table:table-cell office:value-type="float" office:value="421202.0"/>
          <table:table-cell office:value-type="float" office:value="1708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03179"/>
          <table:table-cell office:value-type="float" office:value="1.578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7515"/>
          <table:table-cell office:value-type="float" office:value="1.30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4035"/>
          <table:table-cell office:value-type="float" office:value="1.0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3481.0"/>
          <table:table-cell office:value-type="float" office:value="120558.0"/>
          <table:table-cell office:value-type="float" office:value="421201.0"/>
          <table:table-cell office:value-type="float" office:value="1695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61644"/>
          <table:table-cell office:value-type="float" office:value="1.694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6715"/>
          <table:table-cell office:value-type="float" office:value="3.911"/>
          <table:table-cell office:value-type="float" office:value="2.6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9845.0"/>
          <table:table-cell office:value-type="float" office:value="30410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5808"/>
          <table:table-cell office:value-type="float" office:value="1.986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2798.0"/>
          <table:table-cell office:value-type="float" office:value="13014.0"/>
          <table:table-cell office:value-type="float" office:value="120558.0"/>
          <table:table-cell office:value-type="float" office:value="421201.0"/>
          <table:table-cell office:value-type="float" office:value="1699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20791"/>
          <table:table-cell office:value-type="float" office:value="2.741"/>
          <table:table-cell office:value-type="float" office:value="1.52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6141"/>
          <table:table-cell office:value-type="float" office:value="1.43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202"/>
          <table:table-cell office:value-type="float" office:value="1.436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42.0"/>
          <table:table-cell office:value-type="float" office:value="6842.0"/>
          <table:table-cell office:value-type="float" office:value="120558.0"/>
          <table:table-cell office:value-type="float" office:value="421201.0"/>
          <table:table-cell office:value-type="float" office:value="170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.55607"/>
          <table:table-cell office:value-type="float" office:value="3.08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3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29"/>
          <table:table-cell office:value-type="float" office:value="2.345"/>
          <table:table-cell office:value-type="float" office:value="1.08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2855"/>
          <table:table-cell office:value-type="float" office:value="1.256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8748.0"/>
          <table:table-cell office:value-type="float" office:value="120558.0"/>
          <table:table-cell office:value-type="float" office:value="421203.0"/>
          <table:table-cell office:value-type="float" office:value="1699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05411"/>
          <table:table-cell office:value-type="float" office:value="0.25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0.0"/>
          <table:table-cell office:value-type="float" office:value="1159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50244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23166.0"/>
          <table:table-cell office:value-type="float" office:value="78213.0"/>
          <table:table-cell office:value-type="float" office:value="110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43274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8213.0"/>
          <table:table-cell office:value-type="float" office:value="61991.0"/>
          <table:table-cell office:value-type="float" office:value="1054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90064"/>
          <table:table-cell office:value-type="float" office:value="0.58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57153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23166.0"/>
          <table:table-cell office:value-type="float" office:value="78213.0"/>
          <table:table-cell office:value-type="float" office:value="110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96196"/>
          <table:table-cell office:value-type="float" office:value="0.1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18213.0"/>
          <table:table-cell office:value-type="float" office:value="61991.0"/>
          <table:table-cell office:value-type="float" office:value="110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88438"/>
          <table:table-cell office:value-type="float" office:value="0.35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569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32912"/>
          <table:table-cell office:value-type="float" office:value="0.2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23166.0"/>
          <table:table-cell office:value-type="float" office:value="78213.0"/>
          <table:table-cell office:value-type="float" office:value="114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1303"/>
          <table:table-cell office:value-type="float" office:value="0.2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8213.0"/>
          <table:table-cell office:value-type="float" office:value="61991.0"/>
          <table:table-cell office:value-type="float" office:value="108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58365"/>
          <table:table-cell office:value-type="float" office:value="0.3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4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013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13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425246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08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80723"/>
          <table:table-cell office:value-type="float" office:value="0.33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5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9551"/>
          <table:table-cell office:value-type="float" office:value="0.1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09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05151"/>
          <table:table-cell office:value-type="float" office:value="0.3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99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